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59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45.44pt"/>
    </style:style>
    <style:style style:name="co4" style:family="table-column">
      <style:table-column-properties fo:break-before="auto" style:column-width="57.2pt"/>
    </style:style>
    <style:style style:name="co5" style:family="table-column">
      <style:table-column-properties fo:break-before="auto" style:column-width="59.56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no_feval" table:style-name="ta1">
        <table:shapes>
          <draw:frame draw:z-index="0" draw:style-name="gr1" draw:text-style-name="P1" svg:width="453.51pt" svg:height="255.09pt" svg:x="431.94pt" svg:y="51.14pt">
            <loext:p draw:notify-on-update-of-ranges="merge_no_feval.A1:merge_no_feval.A1 merge_no_feval.A2:merge_no_feval.A11 merge_no_feval.B1:merge_no_feval.B1 merge_no_feval.B2:merge_no_feval.B11 merge_no_feval.C1:merge_no_feval.C1 merge_no_feval.C2:merge_no_feval.C11 merge_no_feval.D1:merge_no_feval.D1 merge_no_feval.D2:merge_no_feval.D11 merge_no_feval.E1:merge_no_feval.E1 merge_no_feval.E2:merge_no_feval.E11 merge_no_feval.F1:merge_no_feval.F1 merge_no_feval.F2:merge_no_feval.F11 merge_no_feval.G1:merge_no_feval.G1 merge_no_feval.G2:merge_no_feval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łębokość drzewa</text:p>
          </table:table-cell>
          <table:table-cell table:style-name="ce1" office:value-type="string" calcext:value-type="string">
            <text:p>klasyfikacja</text:p>
          </table:table-cell>
          <table:table-cell table:style-name="ce1" office:value-type="string" calcext:value-type="string">
            <text:p>regersja</text:p>
          </table:table-cell>
          <table:table-cell table:style-name="ce1" office:value-type="string" calcext:value-type="string">
            <text:p>regersja logistyczna</text:p>
          </table:table-cell>
          <table:table-cell table:style-name="ce1" office:value-type="string" calcext:value-type="string">
            <text:p>regresja na klasyfikacji</text:p>
          </table:table-cell>
          <table:table-cell table:style-name="ce1" office:value-type="string" calcext:value-type="string">
            <text:p>dart klasyfikacja</text:p>
          </table:table-cell>
          <table:table-cell table:style-name="ce1" office:value-type="string" calcext:value-type="string">
            <text:p>dart regresja</text:p>
          </table:table-cell>
          <table:table-cell table:style-name="ce1" office:value-type="string" calcext:value-type="string">
            <text:p>fun liniowa klasyfikacja</text:p>
          </table:table-cell>
          <table:table-cell table:style-name="ce1" office:value-type="string" calcext:value-type="string">
            <text:p>fun liniowa regresj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0:09:50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21:11:53.228000000</dc:date>
    <meta:editing-duration>PT1H8M48S</meta:editing-duration>
    <meta:editing-cycles>5</meta:editing-cycles>
    <meta:generator>LibreOffice/5.2.3.3$Windows_x86 LibreOffice_project/d54a8868f08a7b39642414cf2c8ef2f228f780cf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79cm" svg:y="0.316cm" chart:style-name="ch2">
          <text:p>Czułość na zbiorze testowym-funkcje domyślne</text:p>
        </chart:title>
        <chart:legend chart:legend-position="end" svg:x="11.163cm" svg:y="2.956cm" style:legend-expansion="high" chart:style-name="ch3"/>
        <chart:plot-area chart:style-name="ch4" table:cell-range-address="merge_no_feval.A1:merge_no_feval.G11" chart:data-source-has-labels="both" svg:x="1.331cm" svg:y="1.275cm" svg:width="9.512cm" svg:height="6.564cm">
          <chartooo:coordinate-region svg:x="2.243cm" svg:y="1.474cm" svg:width="8.413cm" svg:height="5.718cm"/>
          <chart:axis chart:dimension="x" chart:name="primary-x" chart:style-name="ch5" chartooo:axis-type="auto">
            <chartooo:date-scale/>
            <chart:title svg:x="4.72cm" svg:y="8.019cm" chart:style-name="ch6">
              <text:p>głębokość drzewa</text:p>
            </chart:title>
            <chart:categories table:cell-range-address="merge_no_feval.A2:merge_no_feval.A11"/>
          </chart:axis>
          <chart:axis chart:dimension="y" chart:name="primary-y" chart:style-name="ch7">
            <chart:title svg:x="0.451cm" svg:y="5.157cm" chart:style-name="ch8">
              <text:p>czułość</text:p>
            </chart:title>
            <chart:grid chart:style-name="ch9" chart:class="major"/>
          </chart:axis>
          <chart:series chart:style-name="ch10" chart:values-cell-range-address="merge_no_feval.B2:merge_no_feval.B11" chart:label-cell-address="merge_no_feval.B1:merge_no_feval.B1" chart:class="chart:line">
            <chart:data-point chart:repeated="10"/>
          </chart:series>
          <chart:series chart:style-name="ch11" chart:values-cell-range-address="merge_no_feval.C2:merge_no_feval.C11" chart:label-cell-address="merge_no_feval.C1:merge_no_feval.C1" chart:class="chart:line">
            <chart:data-point chart:repeated="10"/>
          </chart:series>
          <chart:series chart:style-name="ch12" chart:values-cell-range-address="merge_no_feval.D2:merge_no_feval.D11" chart:label-cell-address="merge_no_feval.D1:merge_no_feval.D1" chart:class="chart:line">
            <chart:data-point chart:repeated="10"/>
          </chart:series>
          <chart:series chart:style-name="ch13" chart:values-cell-range-address="merge_no_feval.E2:merge_no_feval.E11" chart:label-cell-address="merge_no_feval.E1:merge_no_feval.E1" chart:class="chart:line">
            <chart:data-point chart:repeated="10"/>
          </chart:series>
          <chart:series chart:style-name="ch14" chart:values-cell-range-address="merge_no_feval.F2:merge_no_feval.F11" chart:label-cell-address="merge_no_feval.F1:merge_no_feval.F1" chart:class="chart:line">
            <chart:data-point chart:repeated="10"/>
          </chart:series>
          <chart:series chart:style-name="ch15" chart:values-cell-range-address="merge_no_feval.G2:merge_no_feval.G11" chart:label-cell-address="merge_no_feval.G1:merge_no_feval.G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yfikacja</text:p>
                <draw:g>
                  <svg:desc>merge_no_feval.B1:merge_no_feval.B1</svg:desc>
                </draw:g>
              </table:table-cell>
              <table:table-cell office:value-type="string">
                <text:p>regersja</text:p>
                <draw:g>
                  <svg:desc>merge_no_feval.C1:merge_no_feval.C1</svg:desc>
                </draw:g>
              </table:table-cell>
              <table:table-cell office:value-type="string">
                <text:p>regersja logistyczna</text:p>
                <draw:g>
                  <svg:desc>merge_no_feval.D1:merge_no_feval.D1</svg:desc>
                </draw:g>
              </table:table-cell>
              <table:table-cell office:value-type="string">
                <text:p>regresja na klasyfikacji</text:p>
                <draw:g>
                  <svg:desc>merge_no_feval.E1:merge_no_feval.E1</svg:desc>
                </draw:g>
              </table:table-cell>
              <table:table-cell office:value-type="string">
                <text:p>dart klasyfikacja</text:p>
                <draw:g>
                  <svg:desc>merge_no_feval.F1:merge_no_feval.F1</svg:desc>
                </draw:g>
              </table:table-cell>
              <table:table-cell office:value-type="string">
                <text:p>dart regresja</text:p>
                <draw:g>
                  <svg:desc>merge_no_feval.G1:merge_no_feval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rge_no_feval.A2:merge_no_feval.A11</svg:desc>
                </draw:g>
              </table:table-cell>
              <table:table-cell office:value-type="float" office:value="0.67">
                <text:p>0.67</text:p>
                <draw:g>
                  <svg:desc>merge_no_feval.B2:merge_no_feval.B11</svg:desc>
                </draw:g>
              </table:table-cell>
              <table:table-cell office:value-type="float" office:value="0.58">
                <text:p>0.58</text:p>
                <draw:g>
                  <svg:desc>merge_no_feval.C2:merge_no_feval.C11</svg:desc>
                </draw:g>
              </table:table-cell>
              <table:table-cell office:value-type="float" office:value="0.62">
                <text:p>0.62</text:p>
                <draw:g>
                  <svg:desc>merge_no_feval.D2:merge_no_feval.D11</svg:desc>
                </draw:g>
              </table:table-cell>
              <table:table-cell office:value-type="float" office:value="0.56">
                <text:p>0.56</text:p>
                <draw:g>
                  <svg:desc>merge_no_feval.E2:merge_no_feval.E11</svg:desc>
                </draw:g>
              </table:table-cell>
              <table:table-cell office:value-type="float" office:value="0.67">
                <text:p>0.67</text:p>
                <draw:g>
                  <svg:desc>merge_no_feval.F2:merge_no_feval.F11</svg:desc>
                </draw:g>
              </table:table-cell>
              <table:table-cell office:value-type="float" office:value="0.54">
                <text:p>0.54</text:p>
                <draw:g>
                  <svg:desc>merge_no_feval.G2:merge_no_feval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.58">
                <text:p>0.58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68">
                <text:p>0.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  <table:table-cell office:value-type="float" office:value="0.43">
                <text:p>0.43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63">
                <text:p>0.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